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5.6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3.69cm" svg:y="2.56cm">
            <draw:object draw:notify-on-update-of-ranges="Sheet1.A20:Sheet1.A20 Sheet1.B20:Sheet1.L20 Sheet1.A21:Sheet1.A21 Sheet1.B21:Sheet1.L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Tinyml measurement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ine mode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del 1</text:p>
          </table:table-cell>
          <table:table-cell office:value-type="string" calcext:value-type="string">
            <text:p>Model 2</text:p>
          </table:table-cell>
          <table:table-cell office:value-type="string" calcext:value-type="string">
            <text:p>Arduino simple examp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Normal model</text:p>
          </table:table-cell>
          <table:table-cell office:value-type="string" calcext:value-type="string">
            <text:p>normal mod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ode instructions</text:p>
          </table:table-cell>
          <table:table-cell table:style-name="ce3" office:value-type="float" office:value="12279" calcext:value-type="float">
            <text:p>12279</text:p>
          </table:table-cell>
          <table:table-cell office:value-type="float" office:value="4124" calcext:value-type="float">
            <text:p>4124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el size</text:p>
          </table:table-cell>
          <table:table-cell office:value-type="float" office:value="4984" calcext:value-type="float">
            <text:p>498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vice cyc</text:p>
          </table:table-cell>
          <table:table-cell table:style-name="ce3" office:value-type="float" office:value="25400" calcext:value-type="float">
            <text:p>25400</text:p>
          </table:table-cell>
          <table:table-cell office:value-type="float" office:value="8118" calcext:value-type="float">
            <text:p>8118</text:p>
          </table:table-cell>
          <table:table-cell office:value-type="float" office:value="142" calcext:value-type="float">
            <text:p>142</text:p>
          </table:table-cell>
          <table:table-cell table:number-columns-repeated="8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office:value-type="string" calcext:value-type="string">
            <text:p>performanceinmip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\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" calcext:value-type="float">
            <text:p>2700</text:p>
          </table:table-cell>
          <table:table-cell office:value-type="float" office:value="1300" calcext:value-type="float">
            <text:p>1300</text:p>
          </table:table-cell>
          <table:table-cell office:value-type="float" office:value="856" calcext:value-type="float">
            <text:p>856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Sheet2" table:style-name="ta1">
        <table:table-column table:style-name="co1" table:default-cell-style-name="ce3"/>
        <table:table-row table:style-name="ro1">
          <table:table-cell office:value-type="float" office:value="25393" calcext:value-type="float">
            <text:p>25393</text:p>
          </table:table-cell>
        </table:table-row>
        <table:table-row table:style-name="ro1">
          <table:table-cell office:value-type="float" office:value="25198" calcext:value-type="float">
            <text:p>25198</text:p>
          </table:table-cell>
        </table:table-row>
        <table:table-row table:style-name="ro1">
          <table:table-cell office:value-type="float" office:value="25004" calcext:value-type="float">
            <text:p>25004</text:p>
          </table:table-cell>
        </table:table-row>
        <table:table-row table:style-name="ro1">
          <table:table-cell office:value-type="float" office:value="25375" calcext:value-type="float">
            <text:p>25375</text:p>
          </table:table-cell>
        </table:table-row>
        <table:table-row table:style-name="ro1">
          <table:table-cell office:value-type="float" office:value="25394" calcext:value-type="float">
            <text:p>25394</text:p>
          </table:table-cell>
        </table:table-row>
        <table:table-row table:style-name="ro1">
          <table:table-cell office:value-type="float" office:value="25396" calcext:value-type="float">
            <text:p>25396</text:p>
          </table:table-cell>
        </table:table-row>
        <table:table-row table:style-name="ro1">
          <table:table-cell office:value-type="float" office:value="25365" calcext:value-type="float">
            <text:p>25365</text:p>
          </table:table-cell>
        </table:table-row>
        <table:table-row table:style-name="ro1">
          <table:table-cell office:value-type="float" office:value="25419" calcext:value-type="float">
            <text:p>25419</text:p>
          </table:table-cell>
        </table:table-row>
        <table:table-row table:style-name="ro1">
          <table:table-cell office:value-type="float" office:value="25291" calcext:value-type="float">
            <text:p>25291</text:p>
          </table:table-cell>
        </table:table-row>
        <table:table-row table:style-name="ro1">
          <table:table-cell office:value-type="float" office:value="25089" calcext:value-type="float">
            <text:p>25089</text:p>
          </table:table-cell>
        </table:table-row>
        <table:table-row table:style-name="ro1">
          <table:table-cell office:value-type="float" office:value="25052" calcext:value-type="float">
            <text:p>25052</text:p>
          </table:table-cell>
        </table:table-row>
        <table:table-row table:style-name="ro1">
          <table:table-cell office:value-type="float" office:value="25020" calcext:value-type="float">
            <text:p>25020</text:p>
          </table:table-cell>
        </table:table-row>
        <table:table-row table:style-name="ro1">
          <table:table-cell office:value-type="float" office:value="25009" calcext:value-type="float">
            <text:p>25009</text:p>
          </table:table-cell>
        </table:table-row>
        <table:table-row table:style-name="ro1">
          <table:table-cell office:value-type="float" office:value="24972" calcext:value-type="float">
            <text:p>24972</text:p>
          </table:table-cell>
        </table:table-row>
        <table:table-row table:style-name="ro1">
          <table:table-cell office:value-type="float" office:value="24987" calcext:value-type="float">
            <text:p>24987</text:p>
          </table:table-cell>
        </table:table-row>
        <table:table-row table:style-name="ro1">
          <table:table-cell office:value-type="float" office:value="23825" calcext:value-type="float">
            <text:p>23825</text:p>
          </table:table-cell>
        </table:table-row>
        <table:table-row table:style-name="ro1">
          <table:table-cell office:value-type="float" office:value="23825" calcext:value-type="float">
            <text:p>23825</text:p>
          </table:table-cell>
        </table:table-row>
        <table:table-row table:style-name="ro1">
          <table:table-cell office:value-type="float" office:value="23825" calcext:value-type="float">
            <text:p>23825</text:p>
          </table:table-cell>
        </table:table-row>
        <table:table-row table:style-name="ro1">
          <table:table-cell office:value-type="float" office:value="23825" calcext:value-type="float">
            <text:p>23825</text:p>
          </table:table-cell>
        </table:table-row>
        <table:table-row table:style-name="ro1">
          <table:table-cell office:value-type="float" office:value="23825" calcext:value-type="float">
            <text:p>23825</text:p>
          </table:table-cell>
        </table:table-row>
        <table:table-row table:style-name="ro1">
          <table:table-cell office:value-type="float" office:value="23825" calcext:value-type="float">
            <text:p>23825</text:p>
          </table:table-cell>
        </table:table-row>
        <table:table-row table:style-name="ro1">
          <table:table-cell office:value-type="float" office:value="23825" calcext:value-type="float">
            <text:p>23825</text:p>
          </table:table-cell>
        </table:table-row>
        <table:table-row table:style-name="ro1">
          <table:table-cell office:value-type="float" office:value="23825" calcext:value-type="float">
            <text:p>23825</text:p>
          </table:table-cell>
        </table:table-row>
        <table:table-row table:style-name="ro1">
          <table:table-cell office:value-type="float" office:value="23825" calcext:value-type="float">
            <text:p>23825</text:p>
          </table:table-cell>
        </table:table-row>
        <table:table-row table:style-name="ro1">
          <table:table-cell office:value-type="float" office:value="23825" calcext:value-type="float">
            <text:p>23825</text:p>
          </table:table-cell>
        </table:table-row>
        <table:table-row table:style-name="ro1">
          <table:table-cell office:value-type="float" office:value="23825" calcext:value-type="float">
            <text:p>23825</text:p>
          </table:table-cell>
        </table:table-row>
        <table:table-row table:style-name="ro1">
          <table:table-cell office:value-type="float" office:value="23825" calcext:value-type="float">
            <text:p>23825</text:p>
          </table:table-cell>
        </table:table-row>
        <table:table-row table:style-name="ro1">
          <table:table-cell office:value-type="float" office:value="23825" calcext:value-type="float">
            <text:p>23825</text:p>
          </table:table-cell>
        </table:table-row>
        <table:table-row table:style-name="ro1">
          <table:table-cell office:value-type="float" office:value="23825" calcext:value-type="float">
            <text:p>23825</text:p>
          </table:table-cell>
        </table:table-row>
        <table:table-row table:style-name="ro1">
          <table:table-cell office:value-type="float" office:value="23825" calcext:value-type="float">
            <text:p>23825</text:p>
          </table:table-cell>
        </table:table-row>
        <table:table-row table:style-name="ro1">
          <table:table-cell office:value-type="float" office:value="23825" calcext:value-type="float">
            <text:p>238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0:25:18.386124303</meta:creation-date>
    <dc:date>2023-03-22T10:30:46.219094439</dc:date>
    <meta:editing-duration>PT5H18M49S</meta:editing-duration>
    <meta:editing-cycles>15</meta:editing-cycles>
    <meta:generator>LibreOffice/7.5.1.2$Linux_X86_64 LibreOffice_project/50$Build-2</meta:generator>
    <meta:document-statistic meta:table-count="2" meta:cell-count="7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19cm" svg:y="0.316cm" chart:style-name="ch2">
          <text:p>PerformanceInMIPS</text:p>
        </chart:title>
        <chart:legend chart:legend-position="end" svg:x="14.233cm" svg:y="4.201cm" style:legend-expansion="high" chart:style-name="ch3"/>
        <chart:plot-area chart:style-name="ch4" table:cell-range-address="Sheet1.A20:Sheet1.L21" chart:data-source-has-labels="both" svg:x="1.331cm" svg:y="1.275cm" svg:width="12.582cm" svg:height="6.564cm">
          <chart:coordinate-region svg:x="2.508cm" svg:y="1.474cm" svg:width="11.218cm" svg:height="5.718cm"/>
          <chart:axis chart:dimension="x" chart:name="primary-x" chart:style-name="ch5" chartooo:axis-type="auto">
            <chartooo:date-scale/>
            <chart:title svg:x="6.123cm" svg:y="8.019cm" chart:style-name="ch6">
              <text:p>PerformanceInMIPS</text:p>
            </chart:title>
            <chart:categories table:cell-range-address="Sheet1.B20:Sheet1.L20"/>
          </chart:axis>
          <chart:axis chart:dimension="y" chart:name="primary-y" chart:style-name="ch5">
            <chart:title svg:x="0.451cm" svg:y="5.871cm" chart:style-name="ch7">
              <text:p>uS inference time</text:p>
            </chart:title>
            <chart:grid chart:style-name="ch8" chart:class="major"/>
          </chart:axis>
          <chart:series chart:style-name="ch9" chart:values-cell-range-address="Sheet1.B21:Sheet1.L21" chart:label-cell-address="Sheet1.A21:Sheet1.A2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20:Sheet1.L2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72">
                <text:p>72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72">
                <text:p>72</text:p>
              </table:table-cell>
            </table:table-row>
          </table:table-header-rows>
          <table:table-rows>
            <table:table-row>
              <table:table-cell office:value-type="string">
                <text:p>uS</text:p>
                <draw:g>
                  <svg:desc>Sheet1.A21:Sheet1.A21</svg:desc>
                </draw:g>
              </table:table-cell>
              <table:table-cell office:value-type="float" office:value="26000">
                <text:p>26000</text:p>
                <draw:g>
                  <svg:desc>Sheet1.B21:Sheet1.L21</svg:desc>
                </draw:g>
              </table:table-cell>
              <table:table-cell office:value-type="float" office:value="2700">
                <text:p>2700</text:p>
              </table:table-cell>
              <table:table-cell office:value-type="float" office:value="1300">
                <text:p>1300</text:p>
              </table:table-cell>
              <table:table-cell office:value-type="float" office:value="856">
                <text:p>856</text:p>
              </table:table-cell>
              <table:table-cell office:value-type="float" office:value="661">
                <text:p>661</text:p>
              </table:table-cell>
              <table:table-cell office:value-type="float" office:value="378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90">
                <text:p>90</text:p>
              </table:table-cell>
              <table:table-cell office:value-type="float" office:value="378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